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TableContents" style:family="paragraph">
      <style:text-properties fo:language="ru" fo:country="RU"/>
    </style:style>
    <style:style style:name="P25" style:parent-style-name="TableContents" style:family="paragraph">
      <style:text-properties fo:language="ru" fo:country="RU"/>
    </style:style>
    <style:style style:name="P26" style:parent-style-name="TableContents" style:family="paragraph">
      <style:text-properties fo:language="ru" fo:country="RU"/>
    </style:style>
    <style:style style:name="P27" style:parent-style-name="TableContents" style:family="paragraph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P39" style:parent-style-name="TableContents" style:family="paragraph">
      <style:text-properties fo:language="ru" fo:country="RU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</style:style>
    <style:style style:name="T63" style:parent-style-name="Основнойшрифтабзаца" style:family="text">
      <style:text-properties style:font-name="Times New Roman" style:font-name-complex="Times New Roman" fo:color="#000000"/>
    </style:style>
    <style:style style:name="T64" style:parent-style-name="Основнойшрифтабзаца" style:family="text">
      <style:text-properties style:font-name="Times New Roman" style:font-name-complex="Times New Roman" fo:color="#000000" fo:language="ru" fo:country="RU"/>
    </style:style>
    <style:style style:name="T65" style:parent-style-name="Основнойшрифтабзаца" style:family="text">
      <style:text-properties style:font-name="Times New Roman" style:font-name-complex="Times New Roman" fo:color="#000000"/>
    </style:style>
    <style:style style:name="T66" style:parent-style-name="Основнойшрифтабзаца" style:family="text">
      <style:text-properties style:font-name="Times New Roman" style:font-name-complex="Times New Roman" fo:color="#000000" fo:language="ru" fo:country="RU"/>
    </style:style>
    <style:style style:name="T67" style:parent-style-name="Основнойшрифтабзаца" style:family="text">
      <style:text-properties style:font-name="Times New Roman" style:font-name-complex="Times New Roman" fo:color="#000000"/>
    </style:style>
    <style:style style:name="T68" style:parent-style-name="Основнойшрифтабзаца" style:family="text">
      <style:text-properties style:font-name="Times New Roman" style:font-name-complex="Times New Roman" fo:color="#000000" fo:language="ru" fo:country="RU"/>
    </style:style>
    <style:style style:name="T69" style:parent-style-name="Основнойшрифтабзаца" style:family="text">
      <style:text-properties style:font-name="Times New Roman" style:font-name-complex="Times New Roman" fo:color="#000000"/>
    </style:style>
    <style:style style:name="T70" style:parent-style-name="Основнойшрифтабзаца" style:family="text">
      <style:text-properties style:font-name="Times New Roman" style:font-name-complex="Times New Roman" fo:color="#000000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 fo:color="#000000"/>
    </style:style>
    <style:style style:name="T72" style:parent-style-name="Основнойшрифтабзаца" style:family="text">
      <style:text-properties style:font-name="Times New Roman" style:font-name-complex="Times New Roman" fo:color="#000000"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language="ru" fo:country="RU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style:font-name="Times New Roman" style:font-name-complex="Times New Roman" fo:color="#000000"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language="ru" fo:country="RU"/>
    </style:style>
    <style:style style:name="P86" style:parent-style-name="TableContents" style:family="paragraph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Обычный" style:family="paragraph">
      <style:paragraph-properties fo:text-align="justify"/>
    </style:style>
    <style:style style:name="T93" style:parent-style-name="Основнойшрифтабзаца" style:family="text">
      <style:text-properties fo:color="#000000" fo:background-color="#FFFFFF"/>
    </style:style>
    <style:style style:name="T94" style:parent-style-name="Основнойшрифтабзаца" style:family="text">
      <style:text-properties fo:color="#000000" fo:background-color="#FFFFFF" fo:language="ru" fo:country="RU"/>
    </style:style>
    <style:style style:name="T95" style:parent-style-name="Основнойшрифтабзаца" style:family="text">
      <style:text-properties fo:color="#000000" fo:background-color="#FFFFFF"/>
    </style:style>
    <style:style style:name="T96" style:parent-style-name="Гиперссылка" style:family="text">
      <style:text-properties fo:color="#000000" fo:background-color="#FFFFFF" style:text-underline-type="none" fo:language="ru" fo:country="RU"/>
    </style:style>
    <style:style style:name="T97" style:parent-style-name="Основнойшрифтабзаца" style:family="text">
      <style:text-properties fo:color="#000000" fo:background-color="#FFFFFF" fo:language="ru" fo:country="RU"/>
    </style:style>
    <style:style style:name="T98" style:parent-style-name="Основнойшрифтабзаца" style:family="text">
      <style:text-properties fo:color="#000000" fo:background-color="#FFFFFF"/>
    </style:style>
    <style:style style:name="T99" style:parent-style-name="Гиперссылка" style:family="text">
      <style:text-properties fo:color="#000000" fo:background-color="#FFFFFF" style:text-underline-type="none"/>
    </style:style>
    <style:style style:name="T100" style:parent-style-name="Основнойшрифтабзаца" style:family="text">
      <style:text-properties fo:color="#000000" fo:language="ru" fo:country="RU"/>
    </style:style>
    <style:style style:name="P101" style:parent-style-name="TableContents" style:family="paragraph">
      <style:text-properties fo:language="ru" fo:country="RU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P12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расиков Максим Михайл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Возможность, позволяющая подклассу или дочернему классу обеспечивать специфическую реализацию метода, уже реализованного в одном из суперклассов или родительских классов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По типам: обычный,<text:s/></text:span>final<text:span text:style-name="T23">,<text:s/></text:span>abstract</text:p>
            <text:p text:style-name="P24"><text:s/>По вложенности:</text:p>
            <text:p text:style-name="P25">1)Статически вложенный</text:p>
            <text:p text:style-name="P26">2)Вложенный</text:p>
            <text:p text:style-name="P27">3)Анонимный</text:p>
            <text:p text:style-name="TableContents"><text:span text:style-name="T28">4)Локальный</text:span></text:p>
          </table:table-cell>
        </table:table-row>
        <table:table-row table:style-name="TableRow29">
          <table:table-cell table:style-name="TableCell30">
            <text:p text:style-name="TableContents"><text:span text:style-name="T31">Как и зачем можно<text:s/></text:span><text:span text:style-name="T32">использовать модификатор<text:s/></text:span>final<text:span text:style-name="T33">?</text:span></text:p>
          </table:table-cell>
          <table:table-cell table:style-name="TableCell34">
            <text:p text:style-name="TableContents"><text:span text:style-name="T35">Для обозначения константного метода, переменной или класса. Класс, объявленный<text:s/></text:span>final<text:span text:style-name="T36"><text:s/>не может иметь наследников.<text:s/></text:span>Final<text:span text:style-name="T37">-Метод не может быть переопределен. У<text:s/></text:span>Final<text:span text:style-name="T38">-переменной нельзя поменять ссылку, присвоенную ей первый раз(для примитивов соответственно нельзя поменять значение).</text:span></text:p>
            <text:p text:style-name="P39"/>
          </table:table-cell>
        </table:table-row>
        <table:table-row table:style-name="TableRow40">
          <table:table-cell table:style-name="TableCell41">
            <text:p text:style-name="TableContents"><text:span text:style-name="T42">Какие есть варианты использования ключевого слова<text:s/></text:span>try<text:span text:style-name="T43">?</text:span></text:p>
          </table:table-cell>
          <table:table-cell table:style-name="TableCell44">
            <text:p text:style-name="TableContents"><text:span text:style-name="T45">1)Обработка блока кода в котором может возникнуть исключение, тогда само исключение обрабатывается в блоке<text:s/></text:span>catch<text:span text:style-name="T46">,<text:s/></text:span> <text:span text:style-name="T47">а в блок<text:s/></text:span>finally<text:span text:style-name="T48"><text:s/>помещается то что должно выполниться в любом случае(например, закрытие потока).</text:span></text:p>
            <text:p text:style-name="TableContents"><text:span text:style-name="T49"><text:s text:c="2"/>2)</text:span>Try<text:span text:style-name="T50">-</text:span>with<text:span text:style-name="T51">-</text:span>resources<text:span text:style-name="T52">. Объект ресурса созданный внутри<text:s/></text:span>try<text:span text:style-name="T53">() <text:s/>освободится в любом случае, независимо от того кинется исключение или нет. Класс объекта должен реализовывать интерфейс<text:s/></text:span>AutoCloseable<text:span text:style-name="T54">. Например, для потока в любом случае вызовется метод<text:s/></text:span>close<text:span text:style-name="T55">().</text:span></text:p>
          </table:table-cell>
        </table:table-row>
        <table:table-row table:style-name="TableRow56">
          <table:table-cell table:style-name="TableCell57">
            <text:p text:style-name="TableContents"><text:span text:style-name="T58">Какие есть стандартные реализации интерфейса<text:s/></text:span>List<text:span text:style-name="T59"><text:s/></text:span><text:span text:style-name="T60">и в каких ситуациях их нужно использовать?</text:span></text:p>
          </table:table-cell>
          <table:table-cell table:style-name="TableCell61">
            <text:p text:style-name="P62"><text:span text:style-name="T63">ArrayList</text:span><text:span text:style-name="T64"><text:s/>и<text:s/></text:span><text:span text:style-name="T65">LinkedList</text:span><text:span text:style-name="T66">.<text:s/></text:span><text:span text:style-name="T67">LinkedList</text:span><text:span text:style-name="T68"><text:s/>следует использовать в случаях, когда необходимы частые вставки элементов в начало и конец списка(выполняются за О(1), в остальных случаях предпочтительнее использовать<text:s/></text:span><text:span text:style-name="T69">ArrayList</text:span><text:span text:style-name="T70">. Данная структура данных позволяет получать доступ к произвольному элементу за константное время. Остальные методы имеют ту же сложность что и<text:s/></text:span><text:span text:style-name="T71">LinkedList</text:span><text:span text:style-name="T72">, кроме вставки в начало и конец списка. В этих случаях последовательно расположенные элементы массива лучше с точки зрения затрат ресурсов системы.</text:span></text:p>
          </table:table-cell>
        </table:table-row>
        <table:table-row table:style-name="TableRow73">
          <table:table-cell table:style-name="TableCell74">
            <text:p text:style-name="P75">В чём основная идея стримов из пакета java.util.stream?</text:p>
          </table:table-cell>
          <table:table-cell table:style-name="TableCell76">
            <text:p text:style-name="TableContents"><text:span text:style-name="T77">Способ работы со структурами данных в функциональном стиле.</text:span></text:p>
          </table:table-cell>
        </table:table-row>
        <table:table-row table:style-name="TableRow78">
          <table:table-cell table:style-name="TableCell79" table:number-columns-spanned="2">
            <text:p text:style-name="P80">Разное</text:p>
          </table:table-cell>
          <table:covered-table-cell/>
        </table:table-row>
        <text:soft-page-break/>
        <table:table-row table:style-name="TableRow81">
          <table:table-cell table:style-name="TableCell82">
            <text:p text:style-name="P83">Каким критериям должна удовлетворять «хорошая» хэш-функция?</text:p>
          </table:table-cell>
          <table:table-cell table:style-name="TableCell84">
            <text:p text:style-name="P85">Хеш-функция должны быть быстрой</text:p>
            <text:p text:style-name="P86"><text:s/>Хеш-функция должна сводить к минимуму одинаковые результаты при разных входных данных(коллизии).</text:p>
          </table:table-cell>
        </table:table-row>
        <table:table-row table:style-name="TableRow87">
          <table:table-cell table:style-name="TableCell88">
            <text:p text:style-name="TableContents"><text:span text:style-name="T89">В чём причина популярности и широкого распространения кодировки<text:s/></text:span>UTF<text:span text:style-name="T90">-8?</text:span></text:p>
          </table:table-cell>
          <table:table-cell table:style-name="TableCell91">
            <text:p text:style-name="P92"><text:span text:style-name="T93">UTF</text:span><text:span text:style-name="T94">-8 позволяет компактно хранить и передавать символы</text:span><text:span text:style-name="T95"> </text:span><text:a office:title="Юникод" xlink:href="https://ru.wikipedia.org/wiki/Юникод" office:target-frame-name="_top" xlink:show="replace"><text:span text:style-name="T96">Юникода</text:span></text:a><text:span text:style-name="T97">, используя переменное количество байт (от 1 до 4), и обеспечивает полную обратную совместимость с 7-битной кодировкой</text:span><text:span text:style-name="T98"> </text:span><text:a office:title="ASCII" xlink:href="https://ru.wikipedia.org/wiki/ASCII" office:target-frame-name="_top" xlink:show="replace"><text:span text:style-name="T99">ASCII</text:span></text:a><text:span text:style-name="T100">.</text:span></text:p>
            <text:p text:style-name="P101"/>
          </table:table-cell>
        </table:table-row>
        <table:table-row table:style-name="TableRow102">
          <table:table-cell table:style-name="TableCell103">
            <text:p text:style-name="TableContents"><text:span text:style-name="T104">Сравните форматы<text:s/></text:span>XML<text:span text:style-name="T105"><text:s/></text:span><text:span text:style-name="T106">и<text:s/></text:span>JSON<text:span text:style-name="T107">.<text:s/></text:span><text:span text:style-name="T108">Когда какой использовать?</text:span></text:p>
          </table:table-cell>
          <table:table-cell table:style-name="TableCell109">
            <text:p text:style-name="TableContents"><text:span text:style-name="T110">Формат<text:s/></text:span>JSON<text:span text:style-name="T111"><text:s/>проще для разбора, есть библиотеки для парсинга на каждом языке. <text:s/>Парсить<text:s/></text:span>JSON<text:span text:style-name="T112"><text:s/>быстрее, соответственно если нужен частый обмен информацией между <text:s/></text:span>REST<text:span text:style-name="T113"><text:s/></text:span>API<text:span text:style-name="T114"><text:s/>сервисами, предпочтительней<text:s/></text:span>JSON<text:span text:style-name="T115">.</text:span></text:p>
            <text:p text:style-name="TableContents"><text:span text:style-name="T116"><text:s/>Формат<text:s/></text:span>XML<text:span text:style-name="T117"><text:s/>является языком разметки, текста больше, парсить сложнее, но его понимают браузеры, отображая в древовидном читаемом виде. Более полный</text:span>,<text:s/><text:span text:style-name="T118">хорошо подходит для хранения информации на сервере.</text:span></text:p>
          </table:table-cell>
        </table:table-row>
        <table:table-row table:style-name="TableRow119">
          <table:table-cell table:style-name="TableCell120">
            <text:p text:style-name="TableContents"><text:span text:style-name="T121">Опишите что будет происходить «под капотом» после ввода адреса сайта в браузере и нажатия<text:s/></text:span>Enter<text:span text:style-name="T122">?</text:span></text:p>
          </table:table-cell>
          <table:table-cell table:style-name="TableCell123">
            <text:p text:style-name="TableContents"><text:span text:style-name="T124">Клиент(браузер) отправляет запрос<text:s/></text:span>GET<text:span text:style-name="T125"><text:s/>на сервер(программа которая слушает запросы на данном сокете), сервер считывает запрос, готовит ответ(хедеры и<text:s/></text:span>body<text:span text:style-name="T126">) в соответствии с пришедшими хедерами и своей конфигурацией и отправляет готовый ответ клиенту</text:span></text:p>
          </table:table-cell>
        </table:table-row>
      </table:table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ксимка</dc:creator>
    <meta:creation-date>2017-10-20T23:40:00Z</meta:creation-date>
    <dc:date>2022-07-09T14:13:00Z</dc:date>
    <meta:template xlink:href="Normal" xlink:type="simple"/>
    <meta:editing-cycles>5</meta:editing-cycles>
    <meta:editing-duration>PT720S</meta:editing-duration>
    <meta:document-statistic meta:page-count="2" meta:paragraph-count="6" meta:word-count="514" meta:character-count="3443" meta:row-count="24" meta:non-whitespace-character-count="2935"/>
  </office:meta>
</office:document-meta>
</file>